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 fo:margin-left="4.5in" fo:text-indent="-4.5in">
        <style:tab-stops/>
      </style:paragraph-properties>
      <style:text-properties fo:font-weight="bold" style:font-weight-asian="bold" fo:color="#000000" fo:font-size="18pt" style:font-size-asian="18pt"/>
    </style:style>
    <style:style style:name="P2" style:parent-style-name="Textbody" style:family="paragraph">
      <style:paragraph-properties fo:margin-bottom="0in"/>
      <style:text-properties fo:color="#000000"/>
    </style:style>
    <style:style style:name="T3" style:parent-style-name="DefaultParagraphFont" style:family="text">
      <style:text-properties fo:color="#000000"/>
    </style:style>
    <style:style style:name="TableColumn5" style:family="table-column">
      <style:table-column-properties style:column-width="1.875in" style:use-optimal-column-width="false"/>
    </style:style>
    <style:style style:name="TableColumn6" style:family="table-column">
      <style:table-column-properties style:column-width="3.1902in" style:use-optimal-column-width="false"/>
    </style:style>
    <style:style style:name="TableColumn7" style:family="table-column">
      <style:table-column-properties style:column-width="2.3694in" style:use-optimal-column-width="false"/>
    </style:style>
    <style:style style:name="Table4" style:family="table">
      <style:table-properties style:width="7.4347in" fo:margin-left="-0.2013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2" style:family="table-row">
      <style:table-row-properties style:min-row-height="0.6243in" style:use-optimal-row-height="false"/>
    </style:style>
    <style:style style:name="TableCell13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P15" style:parent-style-name="TableContents" style:family="paragraph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ableCell17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>
        <style:tab-stops>
          <style:tab-stop style:type="left" style:position="0.3125in"/>
        </style:tab-stops>
      </style:paragraph-properties>
    </style:style>
    <style:style style:name="TableCell19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20" style:family="table-row">
      <style:table-row-properties style:min-row-height="0.4805in"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7.4256in" style:use-optimal-column-width="false"/>
    </style:style>
    <style:style style:name="Table24" style:family="table">
      <style:table-properties style:width="7.4256in" fo:margin-left="-0.17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31" style:parent-style-name="TableContents" style:list-style-name="LFO1" style:family="paragraph"/>
    <style:style style:name="P32" style:parent-style-name="TableContents" style:list-style-name="LFO1" style:family="paragraph"/>
    <style:style style:name="P33" style:parent-style-name="TableContents" style:list-style-name="LFO1" style:family="paragraph"/>
    <style:style style:name="P34" style:parent-style-name="TableContents" style:list-style-name="LFO1" style:family="paragraph"/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2" style:family="paragraph"/>
    <style:style style:name="P38" style:parent-style-name="TableContents" style:list-style-name="LFO2" style:family="paragraph"/>
    <style:style style:name="P39" style:parent-style-name="TableContents" style:list-style-name="LFO2" style:family="paragraph"/>
    <style:style style:name="TableColumn41" style:family="table-column">
      <style:table-column-properties style:column-width="5.0652in" style:use-optimal-column-width="false"/>
    </style:style>
    <style:style style:name="TableColumn42" style:family="table-column">
      <style:table-column-properties style:column-width="2.3048in" style:use-optimal-column-width="false"/>
    </style:style>
    <style:style style:name="Table40" style:family="table">
      <style:table-properties style:width="7.3701in" fo:margin-left="-0.175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49" style:parent-style-name="TableContents" style:list-style-name="LFO1" style:family="paragraph"/>
    <style:style style:name="P50" style:parent-style-name="TableContents" style:list-style-name="LFO1" style:family="paragraph"/>
    <style:style style:name="P51" style:parent-style-name="TableContents" style:list-style-name="LFO3" style:family="paragraph"/>
    <style:style style:name="TableCell52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list-style-name="LFO2" style:family="paragraph"/>
    <style:style style:name="P56" style:parent-style-name="TableContents" style:list-style-name="LFO2" style:family="paragraph"/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5.0652in" style:use-optimal-column-width="false"/>
    </style:style>
    <style:style style:name="TableColumn60" style:family="table-column">
      <style:table-column-properties style:column-width="2.3048in" style:use-optimal-column-width="false"/>
    </style:style>
    <style:style style:name="Table58" style:family="table">
      <style:table-properties style:width="7.3701in" fo:margin-left="-0.175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fo:font-weight="bold" style:font-weight-asian="bold"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T71" style:parent-style-name="DefaultParagraphFont" style:family="text">
      <style:text-properties fo:color="#000000"/>
    </style:style>
    <style:style style:name="P72" style:parent-style-name="Standard" style:list-style-name="LFO4" style:family="paragraph"/>
    <style:style style:name="T73" style:parent-style-name="DefaultParagraphFont" style:family="text">
      <style:text-properties fo:color="#000000"/>
    </style:style>
    <style:style style:name="P74" style:parent-style-name="Standard" style:list-style-name="LFO4" style:family="paragraph"/>
    <style:style style:name="P75" style:parent-style-name="Standard" style:list-style-name="LFO4" style:family="paragraph"/>
    <style:style style:name="T76" style:parent-style-name="DefaultParagraphFont" style:family="text">
      <style:text-properties fo:color="#000000"/>
    </style:style>
    <style:style style:name="P77" style:parent-style-name="Standard" style:list-style-name="LFO4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TableCell79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5.0652in" style:use-optimal-column-width="false"/>
    </style:style>
    <style:style style:name="TableColumn86" style:family="table-column">
      <style:table-column-properties style:column-width="2.3048in" style:use-optimal-column-width="false"/>
    </style:style>
    <style:style style:name="Table84" style:family="table">
      <style:table-properties style:width="7.3701in" fo:margin-left="-0.1756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fo:font-weight="bold" style:font-weight-asian="bold" fo:color="#000000"/>
    </style:style>
    <style:style style:name="T90" style:parent-style-name="DefaultParagraphFont" style:family="text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list-style-name="LFO5" style:family="paragraph"/>
    <style:style style:name="T93" style:parent-style-name="DefaultParagraphFont" style:family="text">
      <style:text-properties fo:color="#000000"/>
    </style:style>
    <style:style style:name="T94" style:parent-style-name="DefaultParagraphFont" style:family="text">
      <style:text-properties fo:color="#000000"/>
    </style:style>
    <style:style style:name="P95" style:parent-style-name="Standard" style:list-style-name="LFO5" style:family="paragraph"/>
    <style:style style:name="T96" style:parent-style-name="DefaultParagraphFont" style:family="text">
      <style:text-properties fo:color="#000000"/>
    </style:style>
    <style:style style:name="T97" style:parent-style-name="DefaultParagraphFont" style:family="text">
      <style:text-properties fo:color="#000000"/>
    </style:style>
    <style:style style:name="T98" style:parent-style-name="DefaultParagraphFont" style:family="text">
      <style:text-properties fo:color="#000000"/>
    </style:style>
    <style:style style:name="P99" style:parent-style-name="Standard" style:list-style-name="LFO4" style:family="paragraph"/>
    <style:style style:name="T100" style:parent-style-name="DefaultParagraphFont" style:family="text">
      <style:text-properties fo:color="#000000"/>
    </style:style>
    <style:style style:name="P101" style:parent-style-name="Standard" style:list-style-name="LFO4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TableCell103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104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5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6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7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8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9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0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1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</office:automatic-styles>
  <office:body>
    <office:text text:use-soft-page-breaks="true">
      <text:p text:style-name="P1">Jacob Scherber</text:p>
      <text:p text:style-name="P2">Hopkins, MN 55343</text:p>
      <text:p text:style-name="Textbody"><text:span text:style-name="T3">jgscherber@gmail.com | (612) 709-0685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Education</text:p>
          </table:table-cell>
          <table:covered-table-cell/>
          <table:table-cell table:style-name="TableCell11">
            <text:p text:style-name="TableContents"/>
          </table:table-cell>
        </table:table-row>
        <table:table-row table:style-name="TableRow12">
          <table:table-cell table:style-name="TableCell13">
            <text:p text:style-name="P14">University of Minnesota</text:p>
            <text:p text:style-name="P15">Computer Science</text:p>
            <text:p text:style-name="TableContents"><text:span text:style-name="T16">Major GPA: 3.8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TableContents">Graduating: May<text:s/>2018</text:p>
            <text:p text:style-name="TableContents">Minneapolis, MN</text:p>
          </table:table-cell>
        </table:table-row>
        <table:table-row table:style-name="TableRow20">
          <table:table-cell table:style-name="TableCell21" table:number-columns-spanned="2">
            <text:p text:style-name="P22">University of Minnesota</text:p>
            <text:p text:style-name="TableContents">Philosophy</text:p>
          </table:table-cell>
          <table:covered-table-cell/>
          <table:table-cell table:style-name="TableCell23">
            <text:p text:style-name="TableContents">Graduated: May 2013</text:p>
            <text:p text:style-name="TableContents">Minneapolis, MN</text:p>
          </table:table-cell>
        </table:table-row>
      </table:table>
      <text:p text:style-name="Standard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Projects</text:p>
          </table:table-cell>
        </table:table-row>
        <table:table-row table:style-name="TableRow29">
          <table:table-cell table:style-name="TableCell30">
            <text:p text:style-name="TableContents">Information Display</text:p>
            <text:list text:style-name="LFO1" text:continue-numbering="true">
              <text:list-item>
                <text:p text:style-name="P31">Pulls information from<text:s/>multiple API</text:p>
                <text:list text:continue-numbering="true">
                  <text:list-item>
                    <text:p text:style-name="P32">Google Maps, WeatherUnderground</text:p>
                  </text:list-item>
                </text:list>
              </text:list-item>
              <text:list-item>
                <text:p text:style-name="P33">Display information using TKinter<text:s/>library</text:p>
              </text:list-item>
              <text:list-item>
                <text:p text:style-name="P34">Loaded onto Raspberry PI 3 to display daily info</text:p>
              </text:list-item>
            </text:list>
          </table:table-cell>
        </table:table-row>
        <table:table-row table:style-name="TableRow35">
          <table:table-cell table:style-name="TableCell36">
            <text:p text:style-name="TableContents">Unity Game<text:s/></text:p>
            <text:list text:style-name="LFO2" text:continue-numbering="true">
              <text:list-item>
                <text:p text:style-name="P37">Implemented splitting mechanism for making<text:s/>multiple object</text:p>
              </text:list-item>
              <text:list-item>
                <text:p text:style-name="P38">UI to enter game mode and prompt for a restart</text:p>
              </text:list-item>
              <text:list-item>
                <text:p text:style-name="P39">Parallelization to<text:s/>implement concurrent actions</text:p>
              </text:list-item>
            </text:list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kills<text:s/>and Tools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Languages</text:p>
            <text:list text:style-name="LFO1" text:continue-numbering="true">
              <text:list-item>
                <text:p text:style-name="P49">Java, Python, VBA (Excel)</text:p>
                <text:list text:continue-numbering="true">
                  <text:list-item>
                    <text:p text:style-name="P50">1Z0-808 Java SE 8 Programmer I Certified</text:p>
                  </text:list-item>
                </text:list>
              </text:list-item>
            </text:list>
            <text:list text:style-name="LFO3" text:continue-numbering="true">
              <text:list-item>
                <text:p text:style-name="P51">VB, C++, Processing,<text:s/>C#</text:p>
              </text:list-item>
            </text:list>
          </table:table-cell>
          <table:table-cell table:style-name="TableCell52">
            <text:p text:style-name="TableContents"/>
            <text:p text:style-name="TableContents">Experienced</text:p>
            <text:p text:style-name="TableContents"/>
            <text:p text:style-name="TableContents">Basic</text:p>
          </table:table-cell>
        </table:table-row>
        <table:table-row table:style-name="TableRow53">
          <table:table-cell table:style-name="TableCell54">
            <text:p text:style-name="TableContents">Applications</text:p>
            <text:list text:style-name="LFO2" text:continue-numbering="true">
              <text:list-item>
                <text:p text:style-name="P55">Eclipse, Pycharm / IntelliJ, Unity,</text:p>
              </text:list-item>
              <text:list-item>
                <text:p text:style-name="P56">Microsoft Office, Microsoft Outlook, Adobe Acrobat</text:p>
              </text:list-item>
            </text:list>
          </table:table-cell>
          <table:table-cell table:style-name="TableCell57">
            <text:p text:style-name="TableContents"/>
            <text:p text:style-name="TableContents">Expert</text:p>
            <text:p text:style-name="TableContents">Expert</text:p>
          </table:table-cell>
        </table:table-row>
      </table:table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Employment</text:p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P67"><text:bookmark-start text:name="docs-internal-guid-56dc6099-6488-7ccc-e0"/><text:bookmark-end text:name="docs-internal-guid-56dc6099-6488-7ccc-e0"/>Virtual<text:s/>Radiologic Professionals</text:p>
            <text:p text:style-name="P68">Various Positions</text:p>
            <text:list text:style-name="LFO4" text:continue-numbering="true">
              <text:list-item>
                <text:p text:style-name="P69">Helped with onboarding new software</text:p>
              </text:list-item>
              <text:list-item>
                <text:p text:style-name="P70"><text:span text:style-name="T71">Build automated reports for multiple departments</text:span></text:p>
              </text:list-item>
              <text:list-item>
                <text:p text:style-name="P72"><text:span text:style-name="T73">Implemented data pulling using SQL-like language</text:span></text:p>
              </text:list-item>
              <text:list-item>
                <text:p text:style-name="P74">Wrote training documents for above tasks</text:p>
              </text:list-item>
              <text:list-item>
                <text:p text:style-name="P75"><text:span text:style-name="T76">Obtain primary source verifications</text:span></text:p>
              </text:list-item>
              <text:list-item>
                <text:p text:style-name="P77">Examine documents for correctness</text:p>
              </text:list-item>
            </text:list>
            <text:p text:style-name="P78"/>
          </table:table-cell>
          <table:table-cell table:style-name="TableCell79">
            <text:p text:style-name="TableContents">October 2014 – Current</text:p>
            <text:p text:style-name="TableContents">Eden Prairie, MN</text:p>
            <text:p text:style-name="TableContents"/>
          </table:table-cell>
        </table:table-row>
        <table:table-row table:style-name="TableRow80">
          <table:table-cell table:style-name="TableCell81">
            <text:p text:style-name="P82">Mary T. Inc.</text:p>
            <text:soft-page-break/>
            <text:p text:style-name="Standard">Direct Support Professional</text:p>
          </table:table-cell>
          <table:table-cell table:style-name="TableCell83">
            <text:p text:style-name="TableContents">July 2013 – May 2016</text:p>
            <text:soft-page-break/>
            <text:p text:style-name="TableContents">Coon Rapids, M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Virtual Radiologic Professionals</text:p>
            <text:p text:style-name="Standard"><text:span text:style-name="T90">Applications Coordinator</text:span></text:p>
            <text:p text:style-name="P91">Credentialing Specialist</text:p>
            <text:list text:style-name="LFO5" text:continue-numbering="true">
              <text:list-item>
                <text:p text:style-name="P92"><text:span text:style-name="T93">Build<text:s/></text:span><text:span text:style-name="T94">automated reports for multiple departments</text:span></text:p>
              </text:list-item>
              <text:list-item>
                <text:p text:style-name="P95"><text:span text:style-name="T96">Obtain primary source verification</text:span></text:p>
              </text:list-item>
            </text:list>
            <text:p text:style-name="Standard"><text:span text:style-name="T97">Application Specialist L2</text:span></text:p>
            <text:p text:style-name="Standard"><text:span text:style-name="T98">Application Specialist L1</text:span></text:p>
            <text:list text:style-name="LFO4" text:continue-numbering="true">
              <text:list-item>
                <text:p text:style-name="P99"><text:span text:style-name="T100">Build pseudo-SQL code for automation</text:span></text:p>
              </text:list-item>
              <text:list-item>
                <text:p text:style-name="P101">Examine documents for correctness</text:p>
              </text:list-item>
            </text:list>
            <text:p text:style-name="P102">Temporary Application Specialist</text:p>
          </table:table-cell>
          <table:table-cell table:style-name="TableCell103">
            <text:p text:style-name="TableContents">Eden Prairie, MN</text:p>
            <text:p text:style-name="TableContents">October 2016 – Current</text:p>
            <text:p text:style-name="TableContents">March 2016 – October 2016</text:p>
            <text:p text:style-name="TableContents"/>
            <text:p text:style-name="TableContents"/>
            <text:p text:style-name="TableContents">October 2015 – March 2016</text:p>
            <text:p text:style-name="TableContents">November 2015 – October 2015</text:p>
            <text:p text:style-name="TableContents"/>
            <text:p text:style-name="TableContents"/>
            <text:p text:style-name="TableContents">October 2014 -</text:p>
          </table:table-cell>
        </table:table-row>
      </table:table>
      <text:p text:style-name="P104"/>
      <text:p text:style-name="P105"/>
      <text:p text:style-name="P106"/>
      <text:p text:style-name="P107">2/2/105 – New Hire – Applications Specialist L1</text:p>
      <text:p text:style-name="P108">10/25/2015 – Promotion – Applications Specialist L2</text:p>
      <text:p text:style-name="P109">3/13/2016 – Promotion –<text:s/>Credentialing Coordinator</text:p>
      <text:p text:style-name="P110">9/11/2016 – Full Time to Part Time  - Applications Spcialist</text:p>
      <text:p text:style-name="P111">10/23/2016 – Reclassification – Applications Coordinato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ob Scherber</meta:initial-creator>
    <dc:creator>Jacob Scherber</dc:creator>
    <meta:creation-date>2017-04-12T18:21:00Z</meta:creation-date>
    <dc:date>2018-01-04T03:17:00Z</dc:date>
    <meta:print-date>2017-04-12T21:45:00Z</meta:print-date>
    <meta:template xlink:href="Normal.dotm" xlink:type="simple"/>
    <meta:editing-cycles>88</meta:editing-cycles>
    <meta:editing-duration>PT32580S</meta:editing-duration>
    <meta:document-statistic meta:page-count="2" meta:paragraph-count="4" meta:word-count="305" meta:character-count="2040" meta:row-count="14" meta:non-whitespace-character-count="1739"/>
  </office:meta>
</office:document-meta>
</file>